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style="italic" style:font-style-asian="italic" style:font-style-complex="italic"/>
    </style:style>
    <style:style style:name="P4" style:family="paragraph" style:parent-style-name="Text_20_body" style:list-style-name="L1">
      <style:text-properties fo:font-style="italic" style:font-style-asian="italic" style:font-style-complex="italic"/>
    </style:style>
    <style:style style:name="P5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P6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1"/>
    <style:style style:name="P19" style:family="paragraph" style:parent-style-name="Text_20_body" style:list-style-name="L1"/>
    <style:style style:name="P20" style:family="paragraph" style:parent-style-name="Text_20_body" style:list-style-name="L1"/>
    <style:style style:name="P21" style:family="paragraph" style:parent-style-name="Text_20_body" style:list-style-name="L1"/>
    <style:style style:name="P22" style:family="paragraph" style:parent-style-name="Text_20_body" style:list-style-name="L1"/>
    <style:style style:name="P23" style:family="paragraph" style:parent-style-name="Text_20_body" style:list-style-name="L1"/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26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Design Document</text:h>
      <text:list text:style-name="L1">
        <text:list-item>
          <text:p text:style-name="P1">Introduction</text:p>
          <text:list>
            <text:list-item>
              <text:p text:style-name="P1">Design goals</text:p>
              <text:p text:style-name="P3">Reuse, Plugin, Extensibility, ... </text:p>
            </text:list-item>
            <text:list-item>
              <text:p text:style-name="P1">Definitions, acronyms and abbreviations</text:p>
            </text:list-item>
            <text:list-item>
              <text:p text:style-name="P1">References</text:p>
            </text:list-item>
          </text:list>
        </text:list-item>
        <text:list-item>
          <text:p text:style-name="P1">Proposed software architecture</text:p>
          <text:list>
            <text:list-item>
              <text:p text:style-name="P1">Overview (see RAD 1.2)</text:p>
            </text:list-item>
            <text:list-item>
              <text:p text:style-name="P1">Hardware/software mapping (UML Deployment diag.)</text:p>
              <text:p text:style-name="P1"><text:span text:style-name="T1">Which software runs where? Communication?</text:span> </text:p>
            </text:list-item>
            <text:list-item>
              <text:p text:style-name="P1">Software decomposition</text:p>
              <text:list>
                <text:list-item>
                  <text:p text:style-name="P1">Decomposition into tiers (UML Deployment diag.)</text:p>
                  <text:list>
                    <text:list-item>
                      <text:p text:style-name="P1">Interfaces</text:p>
                    </text:list-item>
                    <text:list-item>
                      <text:p text:style-name="P1">Communication</text:p>
                    </text:list-item>
                  </text:list>
                </text:list-item>
                <text:list-item>
                  <text:p text:style-name="P1">Decomposition into subsystems (UML Package diag.)</text:p>
                  <text:list>
                    <text:list-item>
                      <text:p text:style-name="P1">Interfaces</text:p>
                    </text:list-item>
                  </text:list>
                </text:list-item>
                <text:list-item>
                  <text:p text:style-name="P1">Layering (UML Package diag.)</text:p>
                </text:list-item>
                <text:list-item>
                  <text:p text:style-name="P1">Dependency analysis (UML Deployment/Package diag.)</text:p>
                  <text:p text:style-name="P3">Dependencies between, subsystem, packages,...</text:p>
                </text:list-item>
              </text:list>
            </text:list-item>
            <text:list-item>
              <text:p text:style-name="P1">Concurrency issues</text:p>
            </text:list-item>
            <text:list-item>
              <text:p text:style-name="P1">Persistent data management</text:p>
            </text:list-item>
            <text:list-item>
              <text:p text:style-name="P1">Access control and security</text:p>
            </text:list-item>
            <text:list-item>
              <text:p text:style-name="P1">Boundary conditions</text:p>
              <text:p text:style-name="P5">Start-up, shutdown and error behavior</text:p>
            </text:list-item>
            <text:list-item>
              <text:p text:style-name="P25">Points of variation</text:p>
              <text:p text:style-name="P5">Possible changes, try to forsee</text:p>
            </text:list-item>
            <text:list-item>
              <text:p text:style-name="P25">Glossar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10-02-02T17:57:08</meta:creation-date>
    <dc:date>2010-02-05T09:08:26</dc:date>
    <meta:editing-cycles>6</meta:editing-cycles>
    <meta:editing-duration>PT32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89" meta:character-count="730"/>
  </office:meta>
</office:document-meta>
</file>